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svg:stroke-width="0.02cm" svg:stroke-color="#000000" draw:fill="none" draw:fill-color="#ffffff" fo:padding-top="-0.04cm" fo:padding-bottom="-0.04cm" fo:padding-left="-0.04cm" fo:padding-right="-0.04cm"/>
    </style:style>
    <style:style style:name="gr8" style:family="graphic" style:parent-style-name="standard">
      <style:graphic-properties draw:stroke="none" svg:stroke-width="0.02cm" draw:fill-color="#000000"/>
    </style:style>
    <style:style style:name="gr9" style:family="graphic" style:parent-style-name="standard">
      <style:graphic-properties draw:stroke="none" svg:stroke-width="0.02cm" draw:fill-color="#ffffff"/>
    </style:style>
    <style:style style:name="gr10" style:family="graphic" style:parent-style-name="standard">
      <style:graphic-properties draw:stroke="none" svg:stroke-width="0.02cm" draw:fill-color="#0078aa"/>
    </style:style>
    <style:style style:name="gr11" style:family="graphic" style:parent-style-name="standard">
      <style:graphic-properties svg:stroke-width="0.02cm" svg:stroke-color="#ffffff" draw:fill="none" draw:fill-color="#ffffff" fo:padding-top="-0.04cm" fo:padding-bottom="-0.04cm" fo:padding-left="-0.04cm" fo:padding-right="-0.04cm"/>
    </style:style>
  </office:automatic-styles>
  <office:body>
    <office:drawing>
      <draw:page draw:name="page1" draw:style-name="dp1" draw:master-page-name="Default">
        <draw:g>
          <draw:glue-point draw:id="4" svg:x="-4.22cm" svg:y="-5cm"/>
          <draw:glue-point draw:id="5" svg:x="5cm" svg:y="-5cm"/>
          <draw:glue-point draw:id="6" svg:x="0.39cm" svg:y="-5cm"/>
          <draw:glue-point draw:id="7" svg:x="-5cm" svg:y="5cm"/>
          <draw:glue-point draw:id="8" svg:x="4.218cm" svg:y="5cm"/>
          <draw:glue-point draw:id="9" svg:x="-0.391cm" svg:y="5cm"/>
          <draw:glue-point draw:id="10" svg:x="-5cm" svg:y="-3.936cm"/>
          <draw:glue-point draw:id="11" svg:x="-5cm" svg:y="0.532cm"/>
          <draw:glue-point draw:id="12" svg:x="5cm" svg:y="3.851cm"/>
          <draw:glue-point draw:id="13" svg:x="5cm" svg:y="-0.575cm"/>
          <draw:glue-point draw:id="14" svg:x="0cm" svg:y="-0.013cm"/>
          <draw:polygon draw:style-name="gr1" draw:layer="layout" svg:width="2.726cm" svg:height="1.787cm" svg:x="0cm" svg:y="0.213cm" svg:viewBox="0 0 2727 1788" draw:points="0,0 0,1788 2727,1788 2727,0">
            <text:p/>
          </draw:polygon>
          <draw:path draw:style-name="gr2" draw:layer="layout" svg:width="2.726cm" svg:height="1.787cm" svg:x="0cm" svg:y="0.213cm" svg:viewBox="0 0 2727 1788" svg:d="m0 1788h2727v-1788h-2727zm0 1788z">
            <text:p/>
          </draw:path>
          <draw:polygon draw:style-name="gr3" draw:layer="layout" svg:width="2.957cm" svg:height="0.213cm" svg:x="0cm" svg:y="0cm" svg:viewBox="0 0 2958 214" draw:points="0,214 230,0 2958,0 2726,214">
            <text:p/>
          </draw:polygon>
          <draw:path draw:style-name="gr2" draw:layer="layout" svg:width="2.957cm" svg:height="0.213cm" svg:x="0cm" svg:y="0cm" svg:viewBox="0 0 2958 214" svg:d="m0 213 230-213h2728l-232 214h-2726zm0-1z">
            <text:p/>
          </draw:path>
          <draw:polygon draw:style-name="gr4" draw:layer="layout" svg:width="0.231cm" svg:height="1.983cm" svg:x="2.726cm" svg:y="0cm" svg:viewBox="0 0 232 1984" draw:points="0,213 232,0 232,1770 0,1984">
            <text:p/>
          </draw:polygon>
          <draw:polygon draw:style-name="gr2" draw:layer="layout" svg:width="0.231cm" svg:height="1.983cm" svg:x="2.726cm" svg:y="0cm" svg:viewBox="0 0 232 1984" draw:points="0,213 232,0 232,1770 0,1984">
            <text:p/>
          </draw:polygon>
          <draw:polygon draw:style-name="gr5" draw:layer="layout" svg:width="0.711cm" svg:height="0.328cm" svg:x="1.933cm" svg:y="0.967cm" svg:viewBox="0 0 712 329" draw:points="248,98 248,0 0,164 248,329 248,230 712,230 712,98">
            <text:p/>
          </draw:polygon>
          <draw:polygon draw:style-name="gr5" draw:layer="layout" svg:width="0.71cm" svg:height="0.328cm" svg:x="0.199cm" svg:y="0.525cm" svg:viewBox="0 0 711 329" draw:points="462,98 462,0 711,164 462,329 462,230 0,230 0,98">
            <text:p/>
          </draw:polygon>
          <draw:polygon draw:style-name="gr5" draw:layer="layout" svg:width="0.71cm" svg:height="0.328cm" svg:x="0.199cm" svg:y="0.967cm" svg:viewBox="0 0 711 329" draw:points="462,98 462,0 711,164 462,329 462,230 0,230 0,98">
            <text:p/>
          </draw:polygon>
          <draw:polygon draw:style-name="gr5" draw:layer="layout" svg:width="0.71cm" svg:height="0.328cm" svg:x="0.199cm" svg:y="1.41cm" svg:viewBox="0 0 711 329" draw:points="462,98 462,0 711,164 462,329 462,230 0,230 0,98">
            <text:p/>
          </draw:polygon>
          <draw:polygon draw:style-name="gr6" draw:layer="layout" svg:width="0.71cm" svg:height="0.327cm" svg:x="1.9cm" svg:y="0.935cm" svg:viewBox="0 0 711 328" draw:points="247,98 247,0 0,164 247,328 247,229 711,229 711,98">
            <text:p/>
          </draw:polygon>
          <draw:polygon draw:style-name="gr6" draw:layer="layout" svg:width="0.71cm" svg:height="0.328cm" svg:x="0.165cm" svg:y="0.492cm" svg:viewBox="0 0 711 329" draw:points="463,98 463,0 711,164 463,329 463,229 0,229 0,98">
            <text:p/>
          </draw:polygon>
          <draw:polygon draw:style-name="gr6" draw:layer="layout" svg:width="0.71cm" svg:height="0.327cm" svg:x="0.165cm" svg:y="0.935cm" svg:viewBox="0 0 711 328" draw:points="463,98 463,0 711,164 463,328 463,229 0,229 0,98">
            <text:p/>
          </draw:polygon>
          <draw:polygon draw:style-name="gr6" draw:layer="layout" svg:width="0.71cm" svg:height="0.328cm" svg:x="0.165cm" svg:y="1.377cm" svg:viewBox="0 0 711 329" draw:points="463,98 463,0 711,164 463,329 463,230 0,230 0,98">
            <text:p/>
          </draw:polygon>
          <draw:polygon draw:style-name="gr5" draw:layer="layout" svg:width="0.826cm" svg:height="0.508cm" svg:x="1.041cm" svg:y="0.869cm" svg:viewBox="0 0 827 509" draw:points="0,0 0,509 827,509 827,0">
            <text:p/>
          </draw:polygon>
          <draw:polygon draw:style-name="gr5" draw:layer="layout" svg:width="0.825cm" svg:height="0.278cm" svg:x="1.041cm" svg:y="0.737cm" svg:viewBox="0 0 826 279" draw:points="826,139 825,132 823,125 821,118 817,111 812,104 806,97 800,90 792,84 783,78 774,71 763,65 751,59 739,53 726,48 712,43 697,38 682,33 665,28 648,25 631,20 613,17 595,14 575,11 556,8 536,6 516,4 496,2 475,1 454,0 433,0 413,0 391,0 370,0 350,1 329,2 309,4 289,6 269,8 250,11 230,14 212,17 194,20 176,25 160,28 143,33 128,38 113,43 99,48 86,53 73,59 62,65 51,71 42,78 33,84 25,90 19,97 12,104 8,111 4,118 2,125 0,132 0,139 0,146 2,153 4,160 8,167 12,174 19,181 25,188 33,194 42,201 51,207 62,213 73,219 86,224 99,230 113,235 128,240 143,245 160,249 176,253 194,258 212,261 230,264 250,267 269,269 289,272 309,274 329,276 350,277 370,278 391,279 413,279 433,279 454,278 475,277 496,276 516,274 536,272 556,269 575,267 595,264 613,261 631,258 648,253 665,249 682,245 697,240 712,235 726,230 739,224 751,219 763,213 774,207 783,201 792,194 800,188 806,181 812,174 817,167 821,160 823,153 825,146">
            <text:p/>
          </draw:polygon>
          <draw:polygon draw:style-name="gr7" draw:layer="layout" svg:width="0.827cm" svg:height="0.263cm" svg:x="1.024cm" svg:y="0.737cm" svg:viewBox="0 0 828 264" draw:points="828,131 827,125 826,118 822,112 819,105 814,98 809,92 802,86 794,79 785,73 776,67 765,61 753,56 740,50 727,46 714,41 698,35 683,31 667,27 650,23 632,20 614,16 596,13 577,10 557,7 537,5 517,4 497,2 476,1 455,0 435,0 413,0 392,0 372,0 351,1 330,2 310,4 290,5 269,7 250,10 231,13 213,16 194,20 177,23 160,27 144,31 128,35 113,41 99,46 87,50 74,56 62,61 51,67 42,73 33,79 25,86 18,92 12,98 8,105 4,112 1,118 0,125 0,131 0,138 1,144 4,151 8,158 12,164 18,171 25,177 33,183 42,189 51,195 62,201 74,206 87,212 99,217 113,222 128,227 144,232 160,235 177,239 194,243 213,247 231,249 250,253 269,255 290,257 310,259 330,260 351,262 372,263 392,264 413,264 435,264 455,263 476,262 497,260 517,259 537,257 557,255 577,253 596,249 614,247 632,243 650,239 667,235 683,232 698,227 714,222 727,217 740,212 753,206 765,201 776,195 785,189 794,183 802,177 809,171 814,164 819,158 822,151 826,144 827,138">
            <text:p/>
          </draw:polygon>
          <draw:polygon draw:style-name="gr8" draw:layer="layout" svg:width="0.825cm" svg:height="0.263cm" svg:x="1.041cm" svg:y="1.245cm" svg:viewBox="0 0 826 264" draw:points="826,132 825,125 823,118 821,111 817,105 812,98 806,92 800,86 792,80 783,73 774,67 763,62 751,56 739,51 726,45 712,41 697,36 682,32 665,27 648,23 631,20 613,16 595,13 575,10 556,8 536,6 516,4 496,2 475,1 454,0 433,0 413,0 391,0 370,0 350,1 329,2 309,4 289,6 269,8 250,10 230,13 212,16 194,20 176,23 160,27 143,32 128,36 113,41 99,45 86,51 73,56 62,62 51,67 42,73 33,80 25,86 19,92 12,98 8,105 4,111 2,118 0,125 0,132 0,138 2,145 4,152 8,158 12,165 19,171 25,177 33,183 42,190 51,196 62,201 73,207 86,212 99,218 113,222 128,227 143,231 160,236 176,239 194,243 212,247 230,250 250,252 269,255 289,257 309,259 329,261 350,262 370,263 391,264 413,264 433,264 454,263 475,262 496,261 516,259 536,257 556,255 575,252 595,250 613,247 631,243 648,239 665,236 682,231 697,227 712,222 726,218 739,212 751,207 763,201 774,196 783,190 792,183 800,177 806,171 812,165 817,158 821,152 823,145 825,138">
            <text:p/>
          </draw:polygon>
          <draw:polygon draw:style-name="gr7" draw:layer="layout" svg:width="0.827cm" svg:height="0.263cm" svg:x="1.024cm" svg:y="1.229cm" svg:viewBox="0 0 828 264" draw:points="828,132 827,125 826,119 822,112 819,105 814,99 809,93 802,86 794,79 785,74 776,68 765,62 753,57 740,51 727,46 714,41 698,36 683,31 667,27 650,23 632,20 614,16 596,13 577,10 557,8 537,6 517,4 497,2 476,1 455,0 435,0 413,0 392,0 372,0 351,1 330,2 310,4 290,6 269,8 250,10 231,13 213,16 194,20 177,23 160,27 144,31 128,36 113,41 99,46 87,51 74,57 62,62 51,68 42,74 33,79 25,86 18,93 12,99 8,105 4,112 1,119 0,125 0,132 0,139 1,145 4,151 8,159 12,165 18,171 25,178 33,184 42,190 51,196 62,201 74,207 87,213 99,218 113,223 128,227 144,232 160,236 177,240 194,244 213,247 231,250 250,253 269,256 290,258 310,260 330,261 351,263 372,263 392,264 413,264 435,264 455,263 476,263 497,261 517,260 537,258 557,256 577,253 596,250 614,247 632,244 650,240 667,236 683,232 698,227 714,223 727,218 740,213 753,207 765,201 776,196 785,190 794,184 802,178 809,171 814,165 819,159 822,151 826,145 827,139">
            <text:p/>
          </draw:polygon>
          <draw:polygon draw:style-name="gr9" draw:layer="layout" svg:width="0.826cm" svg:height="0.508cm" svg:x="1.008cm" svg:y="0.836cm" svg:viewBox="0 0 827 509" draw:points="0,0 0,509 827,509 827,0">
            <text:p/>
          </draw:polygon>
          <draw:polygon draw:style-name="gr10" draw:layer="layout" svg:width="0.825cm" svg:height="0.278cm" svg:x="1.008cm" svg:y="0.705cm" svg:viewBox="0 0 826 279" draw:points="826,139 825,132 823,125 821,118 817,111 812,104 806,97 800,91 792,84 783,77 774,71 763,65 752,59 739,53 726,48 712,43 697,38 682,33 665,29 649,25 631,21 613,17 595,14 575,11 556,8 536,6 516,4 496,2 475,1 455,0 434,0 413,0 391,0 371,0 350,1 329,2 309,4 288,6 269,8 249,11 230,14 212,17 194,21 177,25 160,29 143,33 128,38 113,43 99,48 86,53 74,59 62,65 51,71 42,77 33,84 25,91 19,97 13,104 8,111 4,118 2,125 0,132 0,139 0,146 2,153 4,160 8,167 13,174 19,181 25,187 33,194 42,201 51,206 62,213 74,219 86,224 99,230 113,235 128,240 143,245 160,249 177,253 194,257 212,261 230,264 249,267 269,270 288,272 309,274 329,276 350,277 371,278 391,279 413,279 434,279 455,278 475,277 496,276 516,274 536,272 556,270 575,267 595,264 613,261 631,257 649,253 665,249 682,245 697,240 712,235 726,230 739,224 752,219 763,213 774,206 783,201 792,194 800,187 806,181 812,174 817,167 821,160 823,153 825,146">
            <text:p/>
          </draw:polygon>
          <draw:polygon draw:style-name="gr11" draw:layer="layout" svg:width="0.827cm" svg:height="0.263cm" svg:x="0.991cm" svg:y="0.704cm" svg:viewBox="0 0 828 264" draw:points="828,132 827,125 826,119 823,112 819,105 815,99 809,92 802,86 794,79 785,74 775,68 765,62 753,57 741,51 728,46 713,41 699,36 683,31 667,27 650,24 632,20 614,16 596,13 576,10 557,8 537,6 517,4 497,2 476,1 456,0 435,0 413,0 392,0 371,0 351,1 330,2 309,4 290,6 270,8 250,10 231,13 212,16 195,20 177,24 160,27 144,31 128,36 113,41 99,46 86,51 73,57 62,62 51,68 42,74 34,79 25,86 18,92 13,99 8,105 4,112 1,119 0,125 0,132 0,138 1,145 4,151 8,158 13,165 18,171 25,177 34,184 42,190 51,196 62,202 73,207 86,213 99,218 113,222 128,228 144,232 160,236 177,240 195,243 212,247 231,250 250,252 270,256 290,258 309,259 330,261 351,262 371,263 392,264 413,264 435,264 456,263 476,262 497,261 517,259 537,258 557,256 576,252 596,250 614,247 632,243 650,240 667,236 683,232 699,228 713,222 728,218 741,213 753,207 765,202 775,196 785,190 794,184 802,177 809,171 815,165 819,158 823,151 826,145 827,138">
            <text:p/>
          </draw:polygon>
          <draw:polygon draw:style-name="gr9" draw:layer="layout" svg:width="0.825cm" svg:height="0.261cm" svg:x="1.008cm" svg:y="1.213cm" svg:viewBox="0 0 826 262" draw:points="826,131 825,124 823,117 821,110 817,104 812,98 806,91 800,85 792,79 783,73 774,67 763,61 752,55 739,50 726,45 712,40 697,35 682,31 665,27 649,22 631,20 613,16 595,13 575,10 556,7 536,5 516,3 496,2 475,1 455,0 434,0 413,0 391,0 371,0 350,1 329,2 309,3 288,5 269,7 249,10 230,13 212,16 194,20 177,22 160,27 143,31 128,35 113,40 99,45 86,50 74,55 62,61 51,67 42,73 33,79 25,85 19,91 13,98 8,104 4,110 2,117 0,124 0,131 0,137 2,143 4,151 8,157 13,163 19,170 25,176 33,182 42,188 51,194 62,200 74,206 86,211 99,216 113,221 128,226 143,230 160,234 177,238 194,241 212,245 230,248 249,251 269,254 288,256 309,257 329,259 350,260 371,261 391,262 413,262 434,262 455,261 475,260 496,259 516,257 536,256 556,254 575,251 595,248 613,245 631,241 649,238 665,234 682,230 697,226 712,221 726,216 739,211 752,206 763,200 774,194 783,188 792,182 800,176 806,170 812,163 817,157 821,151 823,143 825,137">
            <text:p/>
          </draw:polygon>
          <draw:polygon draw:style-name="gr11" draw:layer="layout" svg:width="0.827cm" svg:height="0.263cm" svg:x="0.991cm" svg:y="1.197cm" svg:viewBox="0 0 828 264" draw:points="828,131 827,125 826,118 823,111 819,104 815,99 809,92 802,85 794,79 785,73 775,67 765,62 753,56 741,50 728,45 713,40 699,35 683,31 667,27 650,23 632,20 614,16 596,13 576,10 557,7 537,5 517,3 497,2 476,1 456,0 435,0 413,0 392,0 371,0 351,1 330,2 309,3 290,5 270,7 250,10 231,13 212,16 195,20 177,23 160,27 144,31 128,35 113,40 99,45 86,50 73,56 62,62 51,67 42,73 34,79 25,85 18,92 13,99 8,104 4,111 1,118 0,125 0,131 0,138 1,144 4,151 8,158 13,165 18,170 25,177 34,184 42,189 51,195 62,201 73,206 86,212 99,217 113,223 128,227 144,232 160,236 177,240 195,243 212,247 231,250 250,253 270,255 290,257 309,259 330,261 351,262 371,263 392,264 413,264 435,264 456,263 476,262 497,261 517,259 537,257 557,255 576,253 596,250 614,247 632,243 650,240 667,236 683,232 699,227 713,223 728,217 741,212 753,206 765,201 775,195 785,189 794,184 802,177 809,170 815,165 819,158 823,151 826,144 827,13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ontent Engine (Cache Director)</dc:title>
    <meta:creation-date>2011-02-07T16:34:47</meta:creation-date>
    <meta:editing-duration>P0D</meta:editing-duration>
    <meta:editing-cycles>1</meta:editing-cycles>
    <meta:document-statistic meta:object-count="25"/>
    <meta:generator>OpenOffice.org/3.3$Linux OpenOffice.org_project/330m20$Build-9567</meta:generator>
  </office:meta>
</office:document-meta>
</file>